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8d0b" officeooo:paragraph-rsid="00028d0b"/>
    </style:style>
    <style:style style:name="P2" style:family="paragraph" style:parent-style-name="Standard">
      <style:text-properties officeooo:paragraph-rsid="00028d0b"/>
    </style:style>
    <style:style style:name="P3" style:family="paragraph" style:parent-style-name="Standard">
      <style:text-properties officeooo:rsid="0003aa1c" officeooo:paragraph-rsid="0003aa1c"/>
    </style:style>
    <style:style style:name="P4" style:family="paragraph" style:parent-style-name="Standard">
      <style:text-properties officeooo:rsid="0004fa2c" officeooo:paragraph-rsid="0004fa2c"/>
    </style:style>
    <style:style style:name="P5" style:family="paragraph" style:parent-style-name="Standard">
      <style:text-properties officeooo:rsid="00087e26" officeooo:paragraph-rsid="00087e26"/>
    </style:style>
    <style:style style:name="P6" style:family="paragraph" style:parent-style-name="Standard" style:list-style-name="List_20_1">
      <style:text-properties officeooo:rsid="00028d0b" officeooo:paragraph-rsid="00028d0b"/>
    </style:style>
    <style:style style:name="P7" style:family="paragraph" style:parent-style-name="Standard">
      <style:text-properties officeooo:rsid="00028d0b" officeooo:paragraph-rsid="00028d0b"/>
    </style:style>
    <style:style style:name="P8" style:family="paragraph" style:parent-style-name="Standard" style:list-style-name="L1">
      <style:text-properties officeooo:rsid="00028d0b" officeooo:paragraph-rsid="00028d0b"/>
    </style:style>
    <style:style style:name="P9" style:family="paragraph" style:parent-style-name="Standard" style:list-style-name="L1">
      <style:text-properties officeooo:paragraph-rsid="00028d0b"/>
    </style:style>
    <style:style style:name="P10" style:family="paragraph" style:parent-style-name="Standard" style:list-style-name="List_20_1">
      <style:text-properties officeooo:rsid="0003aa1c" officeooo:paragraph-rsid="0003aa1c"/>
    </style:style>
    <style:style style:name="P11" style:family="paragraph" style:parent-style-name="Standard" style:list-style-name="List_20_1">
      <style:text-properties officeooo:rsid="0004fa2c" officeooo:paragraph-rsid="0004fa2c"/>
    </style:style>
    <style:style style:name="P12" style:family="paragraph" style:parent-style-name="Standard">
      <style:text-properties officeooo:rsid="00087e26" officeooo:paragraph-rsid="00087e26"/>
    </style:style>
    <style:style style:name="P13" style:family="paragraph" style:parent-style-name="Standard">
      <style:text-properties officeooo:rsid="000b8c8b" officeooo:paragraph-rsid="000b8c8b"/>
    </style:style>
    <style:style style:name="T1" style:family="text">
      <style:text-properties officeooo:rsid="0006a6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54995931" text:style-name="List_20_1">
        <text:list-item>
          <text:p text:style-name="P6">Xml is an structure way </text:p>
        </text:list-item>
        <text:list-item>
          <text:p text:style-name="P6">It stores data in tree fromat </text:p>
        </text:list-item>
      </text:list>
      <text:p text:style-name="P1"><text:s/></text:p>
      <text:list xml:id="list302601480" text:style-name="L1">
        <text:list-header>
          <text:p text:style-name="P9"/>
          <text:p text:style-name="P9"/>
        </text:list-header>
        <text:list-item>
          <text:p text:style-name="P8">1. Validate structure of XML</text:p>
        </text:list-item>
      </text:list>
      <text:p text:style-name="Standard">DTD, Schemas</text:p>
      <text:p text:style-name="Standard">2. XPath, Xqueries</text:p>
      <text:p text:style-name="Standard"/>
      <text:p text:style-name="P1">Advantage :</text:p>
      <text:p text:style-name="P2"/>
      <text:p text:style-name="P1">1.Excellent long-term data storage and data reusability</text:p>
      <text:p text:style-name="P1">* Using XSLT XML doc easily converted into HTML/CSV</text:p>
      <text:p text:style-name="P1"/>
      <text:p text:style-name="P1">2.Himan and computer friendly format</text:p>
      <text:p text:style-name="P1"/>
      <text:p text:style-name="P1">3. Data described using Markup Language</text:p>
      <text:p text:style-name="P1"><text:tab/>Marking main content using tag <text:s/></text:p>
      <text:p text:style-name="P1"><text:tab/>example : &lt;name&gt;Jenny &lt;/name&gt;</text:p>
      <text:p text:style-name="P3">4. </text:p>
      <text:p text:style-name="P3">5 . Text data description</text:p>
      <text:p text:style-name="P3">6. Handles data in a tree structure ...</text:p>
      <text:p text:style-name="P1"><text:tab/></text:p>
      <text:list xml:id="list223460744371863" text:continue-list="list3654995931" text:style-name="List_20_1">
        <text:list-item>
          <text:p text:style-name="P10">Main xml related Technologies :</text:p>
          <text:list>
            <text:list-item>
              <text:list>
                <text:list-item>
                  <text:p text:style-name="P10">structure defination</text:p>
                  <text:list>
                    <text:list-item>
                      <text:p text:style-name="P10">DTD</text:p>
                    </text:list-item>
                  </text:list>
                  <text:list>
                    <text:list-item>
                      <text:p text:style-name="P10">XML Schema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223459995415163" text:continue-numbering="true" text:style-name="List_20_1">
        <text:list-item>
          <text:list>
            <text:list-item>
              <text:list>
                <text:list-item>
                  <text:p text:style-name="P11">Selection Method</text:p>
                  <text:list>
                    <text:list-item>
                      <text:p text:style-name="P11">Xpath</text:p>
                    </text:list-item>
                    <text:list-item>
                      <text:p text:style-name="P11">Xquery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1"><text:tab/></text:p>
      <text:p text:style-name="P1"/>
      <text:p text:style-name="P4">1. XmL document Schema :</text:p>
      <text:p text:style-name="P4">* DTD :</text:p>
      <text:p text:style-name="P4"><text:tab/>older way of defining structure of xml</text:p>
      <text:p text:style-name="P4"><text:tab/></text:p>
      <text:p text:style-name="P4"/>
      <text:p text:style-name="P4">Need of DTD : <text:s/></text:p>
      <text:p text:style-name="P4"/>
      <text:p text:style-name="P4"/>
      <text:p text:style-name="P4"><text:s/><text:span text:style-name="T1">DTD Schema defination : <text:s text:c="2"/></text:span></text:p>
      <text:p text:style-name="P4">* <text:span text:style-name="T1">Element type Declaration</text:span></text:p>
      <text:p text:style-name="P4">* <text:span text:style-name="T1">Attribute List Declaration</text:span></text:p>
      <text:p text:style-name="P4">* <text:span text:style-name="T1">Entity Declaration</text:span></text:p>
      <text:p text:style-name="P4">* <text:span text:style-name="T1">Notation declaration</text:span></text:p>
      <text:p text:style-name="P4"/>
      <text:p text:style-name="P5">DTD File</text:p>
      <text:p text:style-name="P5"/>
      <text:p text:style-name="P5">XML Parser kay karta?</text:p>
      <text:p text:style-name="P5"/>
      <text:p text:style-name="P13"><text:soft-page-break/>* Some symbols which are not valid in xml file instead of that you can write its abbrivation</text:p>
      <text:p text:style-name="P13">* Content to put into the XML document</text:p>
      <text:p text:style-name="P13">* </text:p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12:06:19.298563178</meta:creation-date>
    <dc:date>2020-12-12T22:34:59.100740593</dc:date>
    <meta:editing-duration>PT8H7M25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2" meta:paragraph-count="42" meta:word-count="169" meta:character-count="910" meta:non-whitespace-character-count="770"/>
  </office:meta>
</office:document-meta>
</file>